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59pt"/>
    </style:style>
    <style:style style:name="co3" style:family="table-column">
      <style:table-column-properties fo:break-before="auto" style:column-width="8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ructions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Last report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7" calcext:value-type="float">
            <text:p>7</text:p>
          </table:table-cell>
          <table:table-cell table:formula="of:=[.F2]/3600" office:value-type="float" office:value="17.9578333333333" calcext:value-type="float">
            <text:p>17.9578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64648.2" calcext:value-type="float">
            <text:p>64648.2</text:p>
          </table:table-cell>
          <table:table-cell table:number-columns-repeated="2"/>
          <table:table-cell office:value-type="string" calcext:value-type="string">
            <text:p>21 bounded</text:p>
          </table:table-cell>
          <table:table-cell office:value-type="string" calcext:value-type="string">
            <text:p>2/21 hard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8366" calcext:value-type="float">
            <text:p>8366</text:p>
          </table:table-cell>
          <table:table-cell table:formula="of:=[.F3]/3600" office:value-type="float" office:value="12.0956388888889" calcext:value-type="float">
            <text:p>12.0956388888889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43544.3" calcext:value-type="float">
            <text:p>43544.3</text:p>
          </table:table-cell>
          <table:table-cell table:number-columns-repeated="2"/>
          <table:table-cell table:formula="of:=AVERAGE([.B2:.B30])" office:value-type="float" office:value="12972.9166666667" calcext:value-type="float">
            <text:p>12972.9166666667</text:p>
          </table:table-cell>
          <table:table-cell office:value-type="string" calcext:value-type="string">
            <text:p>ADD/SUB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42" calcext:value-type="float">
            <text:p>10142</text:p>
          </table:table-cell>
          <table:table-cell table:formula="of:=[.F4]/3600" office:value-type="float" office:value="5.67722222222222" calcext:value-type="float">
            <text:p>5.67722222222222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20438" calcext:value-type="float">
            <text:p>20438</text:p>
          </table:table-cell>
          <table:table-cell table:number-columns-repeated="2"/>
          <table:table-cell office:value-type="string" calcext:value-type="string">
            <text:p>5 unbounded</text:p>
          </table:table-cell>
          <table:table-cell office:value-type="string" calcext:value-type="string">
            <text:p>&lt; btor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8417" calcext:value-type="float">
            <text:p>18417</text:p>
          </table:table-cell>
          <table:table-cell table:formula="of:=[.F5]/3600" office:value-type="float" office:value="0.496083333333333" calcext:value-type="float">
            <text:p>0.496083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785.9" calcext:value-type="float">
            <text:p>1785.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Unbounded</text:p>
          </table:table-cell>
          <table:table-cell table:formula="of:=[.F6]/3600" office:value-type="float" office:value="1.31986111111111" calcext:value-type="float">
            <text:p>1.31986111111111</text:p>
          </table:table-cell>
          <table:table-cell table:number-columns-repeated="2"/>
          <table:table-cell office:value-type="float" office:value="4751.5" calcext:value-type="float">
            <text:p>475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1230" calcext:value-type="float">
            <text:p>11230</text:p>
          </table:table-cell>
          <table:table-cell table:formula="of:=[.F7]/3600" office:value-type="float" office:value="1.78441666666667" calcext:value-type="float">
            <text:p>1.78441666666667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6423.9" calcext:value-type="float">
            <text:p>642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9578" calcext:value-type="float">
            <text:p>19578</text:p>
          </table:table-cell>
          <table:table-cell table:formula="of:=[.F8]/3600" office:value-type="float" office:value="1.19455555555556" calcext:value-type="float">
            <text:p>1.19455555555556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4300.4" calcext:value-type="float">
            <text:p>430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11144" calcext:value-type="float">
            <text:p>11144</text:p>
          </table:table-cell>
          <table:table-cell table:formula="of:=[.F9]/3600" office:value-type="float" office:value="2.79494444444444" calcext:value-type="float">
            <text:p>2.79494444444444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0061.8" calcext:value-type="float">
            <text:p>1006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8960" calcext:value-type="float">
            <text:p>8960</text:p>
          </table:table-cell>
          <table:table-cell table:formula="of:=[.F10]/3600" office:value-type="float" office:value="4.48325" calcext:value-type="float">
            <text:p>4.48325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6139.7" calcext:value-type="float">
            <text:p>1613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9892" calcext:value-type="float">
            <text:p>9892</text:p>
          </table:table-cell>
          <table:table-cell table:formula="of:=[.F11]/3600" office:value-type="float" office:value="2.11908333333333" calcext:value-type="float">
            <text:p>2.11908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7628.7" calcext:value-type="float">
            <text:p>762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1630" calcext:value-type="float">
            <text:p>11630</text:p>
          </table:table-cell>
          <table:table-cell table:formula="of:=[.F12]/3600" office:value-type="float" office:value="2.05241666666667" calcext:value-type="float">
            <text:p>2.05241666666667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7388.7" calcext:value-type="float">
            <text:p>738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Unbounded</text:p>
          </table:table-cell>
          <table:table-cell table:formula="of:=[.F13]/3600" office:value-type="float" office:value="0.275083333333333" calcext:value-type="float">
            <text:p>0.275083333333333</text:p>
          </table:table-cell>
          <table:table-cell table:number-columns-repeated="2"/>
          <table:table-cell office:value-type="float" office:value="990.3" calcext:value-type="float">
            <text:p>99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8260" calcext:value-type="float">
            <text:p>18260</text:p>
          </table:table-cell>
          <table:table-cell table:formula="of:=[.F14]/3600" office:value-type="float" office:value="0.180361111111111" calcext:value-type="float">
            <text:p>0.180361111111111</text:p>
          </table:table-cell>
          <table:table-cell table:number-columns-repeated="2"/>
          <table:table-cell office:value-type="float" office:value="649.3" calcext:value-type="float">
            <text:p>64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Unbounded</text:p>
          </table:table-cell>
          <table:table-cell table:formula="of:=[.F15]/3600" office:value-type="float" office:value="0.0619722222222222" calcext:value-type="float">
            <text:p>0.061972222222222</text:p>
          </table:table-cell>
          <table:table-cell table:number-columns-repeated="2"/>
          <table:table-cell office:value-type="float" office:value="223.1" calcext:value-type="float">
            <text:p>22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4085" calcext:value-type="float">
            <text:p>4085</text:p>
          </table:table-cell>
          <table:table-cell table:formula="of:=[.F16]/3600" office:value-type="float" office:value="8.47686111111111" calcext:value-type="float">
            <text:p>8.47686111111111</text:p>
          </table:table-cell>
          <table:table-cell table:number-columns-repeated="2"/>
          <table:table-cell office:value-type="float" office:value="30516.7" calcext:value-type="float">
            <text:p>3051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7800" calcext:value-type="float">
            <text:p>17800</text:p>
          </table:table-cell>
          <table:table-cell table:formula="of:=[.F17]/3600" office:value-type="float" office:value="3.25363888888889" calcext:value-type="float">
            <text:p>3.25363888888889</text:p>
          </table:table-cell>
          <table:table-cell table:number-columns-repeated="2"/>
          <table:table-cell office:value-type="float" office:value="11713.1" calcext:value-type="float">
            <text:p>1171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18565" calcext:value-type="float">
            <text:p>18565</text:p>
          </table:table-cell>
          <table:table-cell table:formula="of:=[.F18]/3600" office:value-type="float" office:value="0.56225" calcext:value-type="float">
            <text:p>0.56225</text:p>
          </table:table-cell>
          <table:table-cell table:number-columns-repeated="2"/>
          <table:table-cell office:value-type="float" office:value="2024.1" calcext:value-type="float">
            <text:p>202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7642" calcext:value-type="float">
            <text:p>17642</text:p>
          </table:table-cell>
          <table:table-cell table:formula="of:=[.F19]/3600" office:value-type="float" office:value="0.739027777777778" calcext:value-type="float">
            <text:p>0.739027777777778</text:p>
          </table:table-cell>
          <table:table-cell table:number-columns-repeated="2"/>
          <table:table-cell office:value-type="float" office:value="2660.5" calcext:value-type="float">
            <text:p>266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16810" calcext:value-type="float">
            <text:p>16810</text:p>
          </table:table-cell>
          <table:table-cell table:formula="of:=[.F20]/3600" office:value-type="float" office:value="1.7095" calcext:value-type="float">
            <text:p>1.7095</text:p>
          </table:table-cell>
          <table:table-cell table:number-columns-repeated="2"/>
          <table:table-cell office:value-type="float" office:value="6154.2" calcext:value-type="float">
            <text:p>615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Unbounded</text:p>
          </table:table-cell>
          <table:table-cell table:formula="of:=[.F21]/3600" office:value-type="float" office:value="0.103583333333333" calcext:value-type="float">
            <text:p>0.103583333333333</text:p>
          </table:table-cell>
          <table:table-cell table:number-columns-repeated="2"/>
          <table:table-cell office:value-type="float" office:value="372.9" calcext:value-type="float">
            <text:p>37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Unbounded</text:p>
          </table:table-cell>
          <table:table-cell table:formula="of:=[.F22]/3600" office:value-type="float" office:value="0.0840277777777778" calcext:value-type="float">
            <text:p>0.084027777777778</text:p>
          </table:table-cell>
          <table:table-cell table:number-columns-repeated="2"/>
          <table:table-cell office:value-type="float" office:value="302.5" calcext:value-type="float">
            <text:p>30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16810" calcext:value-type="float">
            <text:p>16810</text:p>
          </table:table-cell>
          <table:table-cell table:formula="of:=[.F23]/3600" office:value-type="float" office:value="1.69208333333333" calcext:value-type="float">
            <text:p>1.69208333333333</text:p>
          </table:table-cell>
          <table:table-cell table:number-columns-repeated="2"/>
          <table:table-cell office:value-type="float" office:value="6091.5" calcext:value-type="float">
            <text:p>609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4257" calcext:value-type="float">
            <text:p>14257</text:p>
          </table:table-cell>
          <table:table-cell table:formula="of:=[.F24]/3600" office:value-type="float" office:value="1.28319444444444" calcext:value-type="float">
            <text:p>1.28319444444444</text:p>
          </table:table-cell>
          <table:table-cell table:number-columns-repeated="2"/>
          <table:table-cell office:value-type="float" office:value="4619.5" calcext:value-type="float">
            <text:p>461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7647" calcext:value-type="float">
            <text:p>17647</text:p>
          </table:table-cell>
          <table:table-cell table:formula="of:=[.F25]/3600" office:value-type="float" office:value="1.46141666666667" calcext:value-type="float">
            <text:p>1.46141666666667</text:p>
          </table:table-cell>
          <table:table-cell table:number-columns-repeated="2"/>
          <table:table-cell office:value-type="float" office:value="5261.1" calcext:value-type="float">
            <text:p>526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8171" calcext:value-type="float">
            <text:p>18171</text:p>
          </table:table-cell>
          <table:table-cell table:formula="of:=[.F26]/3600" office:value-type="float" office:value="0.738694444444445" calcext:value-type="float">
            <text:p>0.738694444444445</text:p>
          </table:table-cell>
          <table:table-cell table:number-columns-repeated="2"/>
          <table:table-cell office:value-type="float" office:value="2659.3" calcext:value-type="float">
            <text:p>265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17917" calcext:value-type="float">
            <text:p>17917</text:p>
          </table:table-cell>
          <table:table-cell table:formula="of:=[.F27]/3600" office:value-type="float" office:value="2.51205555555556" calcext:value-type="float">
            <text:p>2.51205555555556</text:p>
          </table:table-cell>
          <table:table-cell table:number-columns-repeated="2"/>
          <table:table-cell office:value-type="float" office:value="9043.4" calcext:value-type="float">
            <text:p>904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2110" calcext:value-type="float">
            <text:p>42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5679" calcext:value-type="float">
            <text:p>5679</text:p>
          </table:table-cell>
          <table:table-cell table:formula="of:=[.F29]/3600" office:value-type="float" office:value="12.0843333333333" calcext:value-type="float">
            <text:p>12.0843333333333</text:p>
          </table:table-cell>
          <table:table-cell table:number-columns-repeated="2"/>
          <table:table-cell office:value-type="float" office:value="43503.6" calcext:value-type="float">
            <text:p>4350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18335" calcext:value-type="float">
            <text:p>18335</text:p>
          </table:table-cell>
          <table:table-cell table:formula="of:=[.F30]/3600" office:value-type="float" office:value="0.393194444444444" calcext:value-type="float">
            <text:p>0.393194444444444</text:p>
          </table:table-cell>
          <table:table-cell table:number-columns-repeated="2"/>
          <table:table-cell office:value-type="float" office:value="1415.5" calcext:value-type="float">
            <text:p>141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B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H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9"/>
        </table:table-row>
      </table:table>
      <table:table table:name="HM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OSA 1hour</text:p>
          </table:table-cell>
          <table:table-cell office:value-type="string" calcext:value-type="string">
            <text:p>CoSA’s score</text:p>
          </table:table-cell>
          <table:table-cell office:value-type="string" calcext:value-type="string">
            <text:p>JG 1hour</text:p>
          </table:table-cell>
          <table:table-cell office:value-type="string" calcext:value-type="string">
            <text:p>JG scor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hen cosa’s fast</text:p>
          </table:table-cell>
          <table:table-cell office:value-type="string" calcext:value-type="string">
            <text:p>COSA 3hour</text:p>
          </table:table-cell>
          <table:table-cell office:value-type="string" calcext:value-type="string">
            <text:p>CoSA’s score</text:p>
          </table:table-cell>
          <table:table-cell office:value-type="string" calcext:value-type="string">
            <text:p>JG 3hour</text:p>
          </table:table-cell>
          <table:table-cell office:value-type="string" calcext:value-type="string">
            <text:p>JG score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8" calcext:value-type="float">
            <text:p>18</text:p>
          </table:table-cell>
          <table:table-cell table:formula="of:=IF([.B2]&gt;100;1;[.B2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2]&gt;100;1;[.D2]/100)" office:value-type="float" office:value="1" calcext:value-type="float">
            <text:p>1</text:p>
          </table:table-cell>
          <table:table-cell table:formula="of:=MAX([.C2];[.E2])" office:value-type="float" office:value="1" calcext:value-type="float">
            <text:p>1</text:p>
          </table:table-cell>
          <table:table-cell table:formula="of:=IF([.B2]&gt;[.D2];[.A2]; &quot;&quot;)">
            <text:p/>
          </table:table-cell>
          <table:table-cell office:value-type="float" office:value="24" calcext:value-type="float">
            <text:p>24</text:p>
          </table:table-cell>
          <table:table-cell table:formula="of:=IF([.H2]&gt;100;1;[.H2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];[.K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4" calcext:value-type="float">
            <text:p>14</text:p>
          </table:table-cell>
          <table:table-cell table:formula="of:=IF([.B3]&gt;100;1;[.B3]/1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IF([.D3]&gt;100;1;[.D3]/100)" office:value-type="float" office:value="0.05" calcext:value-type="float">
            <text:p>0.05</text:p>
          </table:table-cell>
          <table:table-cell table:formula="of:=MAX([.C3];[.E3])" office:value-type="float" office:value="0.14" calcext:value-type="float">
            <text:p>0.14</text:p>
          </table:table-cell>
          <table:table-cell table:formula="of:=IF([.B3]&gt;[.D3];[.A3]; &quot;&quot;)" office:value-type="string" office:string-value="AND" calcext:value-type="string">
            <text:p>AND</text:p>
          </table:table-cell>
          <table:table-cell office:value-type="float" office:value="14" calcext:value-type="float">
            <text:p>14</text:p>
          </table:table-cell>
          <table:table-cell table:formula="of:=IF([.H3]&gt;100;1;[.H3]/100)"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table:formula="of:=[.J3]/100" office:value-type="float" office:value="0.06" calcext:value-type="float">
            <text:p>0.06</text:p>
          </table:table-cell>
          <table:table-cell table:formula="of:=MAX([.I3];[.K3]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AUIPC</text:p>
          </table:table-cell>
          <table:table-cell office:value-type="float" office:value="70" calcext:value-type="float">
            <text:p>70</text:p>
          </table:table-cell>
          <table:table-cell table:formula="of:=IF([.B4]&gt;100;1;[.B4]/100)" office:value-type="float" office:value="0.7" calcext:value-type="float">
            <text:p>0.7</text:p>
          </table:table-cell>
          <table:table-cell office:value-type="float" office:value="500" calcext:value-type="float">
            <text:p>500</text:p>
          </table:table-cell>
          <table:table-cell table:formula="of:=IF([.D4]&gt;100;1;[.D4]/100)" office:value-type="float" office:value="1" calcext:value-type="float">
            <text:p>1</text:p>
          </table:table-cell>
          <table:table-cell table:formula="of:=MAX([.C4];[.E4])" office:value-type="float" office:value="1" calcext:value-type="float">
            <text:p>1</text:p>
          </table:table-cell>
          <table:table-cell table:formula="of:=IF([.B4]&gt;[.D4];[.A4]; &quot;&quot;)">
            <text:p/>
          </table:table-cell>
          <table:table-cell office:value-type="float" office:value="128" calcext:value-type="float">
            <text:p>128</text:p>
          </table:table-cell>
          <table:table-cell table:formula="of:=IF([.H4]&gt;100;1;[.H4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4];[.K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8" calcext:value-type="float">
            <text:p>18</text:p>
          </table:table-cell>
          <table:table-cell table:formula="of:=IF([.B5]&gt;100;1;[.B5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5]&gt;100;1;[.D5]/100)" office:value-type="float" office:value="1" calcext:value-type="float">
            <text:p>1</text:p>
          </table:table-cell>
          <table:table-cell table:formula="of:=MAX([.C5];[.E5])" office:value-type="float" office:value="1" calcext:value-type="float">
            <text:p>1</text:p>
          </table:table-cell>
          <table:table-cell table:formula="of:=IF([.B5]&gt;[.D5];[.A5]; 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H5]&gt;100;1;[.H5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5];[.K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16" calcext:value-type="float">
            <text:p>16</text:p>
          </table:table-cell>
          <table:table-cell table:formula="of:=IF([.B6]&gt;100;1;[.B6]/100)"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table:formula="of:=IF([.D6]&gt;100;1;[.D6]/100)" office:value-type="float" office:value="0.07" calcext:value-type="float">
            <text:p>0.07</text:p>
          </table:table-cell>
          <table:table-cell table:formula="of:=MAX([.C6];[.E6])" office:value-type="float" office:value="0.16" calcext:value-type="float">
            <text:p>0.16</text:p>
          </table:table-cell>
          <table:table-cell table:formula="of:=IF([.B6]&gt;[.D6];[.A6]; &quot;&quot;)" office:value-type="string" office:string-value="SRLI" calcext:value-type="string">
            <text:p>SRLI</text:p>
          </table:table-cell>
          <table:table-cell office:value-type="float" office:value="19" calcext:value-type="float">
            <text:p>19</text:p>
          </table:table-cell>
          <table:table-cell table:formula="of:=IF([.H6]&gt;100;1;[.H6]/100)" office:value-type="float" office:value="0.19" calcext:value-type="float">
            <text:p>0.19</text:p>
          </table:table-cell>
          <table:table-cell office:value-type="float" office:value="8" calcext:value-type="float">
            <text:p>8</text:p>
          </table:table-cell>
          <table:table-cell table:formula="of:=[.J6]/100" office:value-type="float" office:value="0.08" calcext:value-type="float">
            <text:p>0.08</text:p>
          </table:table-cell>
          <table:table-cell table:formula="of:=MAX([.I6];[.K6]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18" calcext:value-type="float">
            <text:p>18</text:p>
          </table:table-cell>
          <table:table-cell table:formula="of:=IF([.B7]&gt;100;1;[.B7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7]&gt;100;1;[.D7]/100)" office:value-type="float" office:value="1" calcext:value-type="float">
            <text:p>1</text:p>
          </table:table-cell>
          <table:table-cell table:formula="of:=MAX([.C7];[.E7])" office:value-type="float" office:value="1" calcext:value-type="float">
            <text:p>1</text:p>
          </table:table-cell>
          <table:table-cell table:formula="of:=IF([.B7]&gt;[.D7];[.A7]; 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H7]&gt;100;1;[.H7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7];[.K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23" calcext:value-type="float">
            <text:p>23</text:p>
          </table:table-cell>
          <table:table-cell table:formula="of:=IF([.B8]&gt;100;1;[.B8]/100)" office:value-type="float" office:value="0.23" calcext:value-type="float">
            <text:p>0.23</text:p>
          </table:table-cell>
          <table:table-cell office:value-type="float" office:value="25" calcext:value-type="float">
            <text:p>25</text:p>
          </table:table-cell>
          <table:table-cell table:formula="of:=IF([.D8]&gt;100;1;[.D8]/100)" office:value-type="float" office:value="0.25" calcext:value-type="float">
            <text:p>0.25</text:p>
          </table:table-cell>
          <table:table-cell table:formula="of:=MAX([.C8];[.E8])" office:value-type="float" office:value="0.25" calcext:value-type="float">
            <text:p>0.25</text:p>
          </table:table-cell>
          <table:table-cell table:formula="of:=IF([.B8]&gt;[.D8];[.A8]; &quot;&quot;)">
            <text:p/>
          </table:table-cell>
          <table:table-cell office:value-type="float" office:value="29" calcext:value-type="float">
            <text:p>29</text:p>
          </table:table-cell>
          <table:table-cell table:formula="of:=IF([.H8]&gt;100;1;[.H8]/100)" office:value-type="float" office:value="0.29" calcext:value-type="float">
            <text:p>0.29</text:p>
          </table:table-cell>
          <table:table-cell office:value-type="float" office:value="34" calcext:value-type="float">
            <text:p>34</text:p>
          </table:table-cell>
          <table:table-cell table:formula="of:=[.J8]/100" office:value-type="float" office:value="0.34" calcext:value-type="float">
            <text:p>0.34</text:p>
          </table:table-cell>
          <table:table-cell table:formula="of:=MAX([.I8];[.K8]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28" calcext:value-type="float">
            <text:p>28</text:p>
          </table:table-cell>
          <table:table-cell table:formula="of:=IF([.B9]&gt;100;1;[.B9]/100)" office:value-type="float" office:value="0.28" calcext:value-type="float">
            <text:p>0.28</text:p>
          </table:table-cell>
          <table:table-cell office:value-type="float" office:value="41" calcext:value-type="float">
            <text:p>41</text:p>
          </table:table-cell>
          <table:table-cell table:formula="of:=IF([.D9]&gt;100;1;[.D9]/100)" office:value-type="float" office:value="0.41" calcext:value-type="float">
            <text:p>0.41</text:p>
          </table:table-cell>
          <table:table-cell table:formula="of:=MAX([.C9];[.E9])" office:value-type="float" office:value="0.41" calcext:value-type="float">
            <text:p>0.41</text:p>
          </table:table-cell>
          <table:table-cell table:formula="of:=IF([.B9]&gt;[.D9];[.A9]; &quot;&quot;)">
            <text:p/>
          </table:table-cell>
          <table:table-cell office:value-type="float" office:value="34" calcext:value-type="float">
            <text:p>34</text:p>
          </table:table-cell>
          <table:table-cell table:formula="of:=IF([.H9]&gt;100;1;[.H9]/100)" office:value-type="float" office:value="0.34" calcext:value-type="float">
            <text:p>0.34</text:p>
          </table:table-cell>
          <table:table-cell office:value-type="float" office:value="44" calcext:value-type="float">
            <text:p>44</text:p>
          </table:table-cell>
          <table:table-cell table:formula="of:=[.J9]/100" office:value-type="float" office:value="0.44" calcext:value-type="float">
            <text:p>0.44</text:p>
          </table:table-cell>
          <table:table-cell table:formula="of:=MAX([.I9];[.K9]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19" calcext:value-type="float">
            <text:p>19</text:p>
          </table:table-cell>
          <table:table-cell table:formula="of:=IF([.B10]&gt;100;1;[.B10]/100)" office:value-type="float" office:value="0.19" calcext:value-type="float">
            <text:p>0.19</text:p>
          </table:table-cell>
          <table:table-cell office:value-type="float" office:value="500" calcext:value-type="float">
            <text:p>500</text:p>
          </table:table-cell>
          <table:table-cell table:formula="of:=IF([.D10]&gt;100;1;[.D10]/100)" office:value-type="float" office:value="1" calcext:value-type="float">
            <text:p>1</text:p>
          </table:table-cell>
          <table:table-cell table:formula="of:=MAX([.C10];[.E10])" office:value-type="float" office:value="1" calcext:value-type="float">
            <text:p>1</text:p>
          </table:table-cell>
          <table:table-cell table:formula="of:=IF([.B10]&gt;[.D10];[.A10]; &quot;&quot;)">
            <text:p/>
          </table:table-cell>
          <table:table-cell office:value-type="float" office:value="24" calcext:value-type="float">
            <text:p>24</text:p>
          </table:table-cell>
          <table:table-cell table:formula="of:=IF([.H10]&gt;100;1;[.H10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0];[.K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29" calcext:value-type="float">
            <text:p>29</text:p>
          </table:table-cell>
          <table:table-cell table:formula="of:=IF([.B11]&gt;100;1;[.B11]/100)" office:value-type="float" office:value="0.29" calcext:value-type="float">
            <text:p>0.29</text:p>
          </table:table-cell>
          <table:table-cell office:value-type="float" office:value="38" calcext:value-type="float">
            <text:p>38</text:p>
          </table:table-cell>
          <table:table-cell table:formula="of:=IF([.D11]&gt;100;1;[.D11]/100)" office:value-type="float" office:value="0.38" calcext:value-type="float">
            <text:p>0.38</text:p>
          </table:table-cell>
          <table:table-cell table:formula="of:=MAX([.C11];[.E11])" office:value-type="float" office:value="0.38" calcext:value-type="float">
            <text:p>0.38</text:p>
          </table:table-cell>
          <table:table-cell table:formula="of:=IF([.B11]&gt;[.D11];[.A11]; &quot;&quot;)">
            <text:p/>
          </table:table-cell>
          <table:table-cell office:value-type="float" office:value="35" calcext:value-type="float">
            <text:p>35</text:p>
          </table:table-cell>
          <table:table-cell table:formula="of:=IF([.H11]&gt;100;1;[.H11]/100)" office:value-type="float" office:value="0.35" calcext:value-type="float">
            <text:p>0.35</text:p>
          </table:table-cell>
          <table:table-cell office:value-type="float" office:value="44" calcext:value-type="float">
            <text:p>44</text:p>
          </table:table-cell>
          <table:table-cell table:formula="of:=[.J11]/100" office:value-type="float" office:value="0.44" calcext:value-type="float">
            <text:p>0.44</text:p>
          </table:table-cell>
          <table:table-cell table:formula="of:=MAX([.I11];[.K11]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28" calcext:value-type="float">
            <text:p>28</text:p>
          </table:table-cell>
          <table:table-cell table:formula="of:=IF([.B12]&gt;100;1;[.B12]/100)" office:value-type="float" office:value="0.28" calcext:value-type="float">
            <text:p>0.28</text:p>
          </table:table-cell>
          <table:table-cell office:value-type="float" office:value="34" calcext:value-type="float">
            <text:p>34</text:p>
          </table:table-cell>
          <table:table-cell table:formula="of:=IF([.D12]&gt;100;1;[.D12]/100)" office:value-type="float" office:value="0.34" calcext:value-type="float">
            <text:p>0.34</text:p>
          </table:table-cell>
          <table:table-cell table:formula="of:=MAX([.C12];[.E12])" office:value-type="float" office:value="0.34" calcext:value-type="float">
            <text:p>0.34</text:p>
          </table:table-cell>
          <table:table-cell table:formula="of:=IF([.B12]&gt;[.D12];[.A12]; &quot;&quot;)">
            <text:p/>
          </table:table-cell>
          <table:table-cell office:value-type="float" office:value="34" calcext:value-type="float">
            <text:p>34</text:p>
          </table:table-cell>
          <table:table-cell table:formula="of:=IF([.H12]&gt;100;1;[.H12]/100)" office:value-type="float" office:value="0.34" calcext:value-type="float">
            <text:p>0.34</text:p>
          </table:table-cell>
          <table:table-cell office:value-type="float" office:value="43" calcext:value-type="float">
            <text:p>43</text:p>
          </table:table-cell>
          <table:table-cell table:formula="of:=[.J12]/100" office:value-type="float" office:value="0.43" calcext:value-type="float">
            <text:p>0.43</text:p>
          </table:table-cell>
          <table:table-cell table:formula="of:=MAX([.I12];[.K12]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6" calcext:value-type="float">
            <text:p>16</text:p>
          </table:table-cell>
          <table:table-cell table:formula="of:=IF([.B13]&gt;100;1;[.B13]/100)" office:value-type="float" office:value="0.16" calcext:value-type="float">
            <text:p>0.16</text:p>
          </table:table-cell>
          <table:table-cell office:value-type="float" office:value="500" calcext:value-type="float">
            <text:p>500</text:p>
          </table:table-cell>
          <table:table-cell table:formula="of:=IF([.D13]&gt;100;1;[.D13]/100)" office:value-type="float" office:value="1" calcext:value-type="float">
            <text:p>1</text:p>
          </table:table-cell>
          <table:table-cell table:formula="of:=MAX([.C13];[.E13])" office:value-type="float" office:value="1" calcext:value-type="float">
            <text:p>1</text:p>
          </table:table-cell>
          <table:table-cell table:formula="of:=IF([.B13]&gt;[.D13];[.A13]; &quot;&quot;)">
            <text:p/>
          </table:table-cell>
          <table:table-cell office:value-type="float" office:value="17" calcext:value-type="float">
            <text:p>17</text:p>
          </table:table-cell>
          <table:table-cell table:formula="of:=IF([.H13]&gt;100;1;[.H13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3];[.K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20" calcext:value-type="float">
            <text:p>20</text:p>
          </table:table-cell>
          <table:table-cell table:formula="of:=IF([.B14]&gt;100;1;[.B14]/100)"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table:formula="of:=IF([.D14]&gt;100;1;[.D14]/100)" office:value-type="float" office:value="1" calcext:value-type="float">
            <text:p>1</text:p>
          </table:table-cell>
          <table:table-cell table:formula="of:=MAX([.C14];[.E14])" office:value-type="float" office:value="1" calcext:value-type="float">
            <text:p>1</text:p>
          </table:table-cell>
          <table:table-cell table:formula="of:=IF([.B14]&gt;[.D14];[.A14]; &quot;&quot;)">
            <text:p/>
          </table:table-cell>
          <table:table-cell office:value-type="float" office:value="30" calcext:value-type="float">
            <text:p>30</text:p>
          </table:table-cell>
          <table:table-cell table:formula="of:=IF([.H14]&gt;100;1;[.H14]/100)" office:value-type="float" office:value="0.3" calcext:value-type="float">
            <text:p>0.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4];[.K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17" calcext:value-type="float">
            <text:p>17</text:p>
          </table:table-cell>
          <table:table-cell table:formula="of:=IF([.B15]&gt;100;1;[.B15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15]&gt;100;1;[.D15]/100)" office:value-type="float" office:value="1" calcext:value-type="float">
            <text:p>1</text:p>
          </table:table-cell>
          <table:table-cell table:formula="of:=MAX([.C15];[.E15])" office:value-type="float" office:value="1" calcext:value-type="float">
            <text:p>1</text:p>
          </table:table-cell>
          <table:table-cell table:formula="of:=IF([.B15]&gt;[.D15];[.A15]; &quot;&quot;)">
            <text:p/>
          </table:table-cell>
          <table:table-cell office:value-type="float" office:value="25" calcext:value-type="float">
            <text:p>25</text:p>
          </table:table-cell>
          <table:table-cell table:formula="of:=IF([.H15]&gt;100;1;[.H15]/100)" office:value-type="float" office:value="0.25" calcext:value-type="float">
            <text:p>0.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5];[.K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50" calcext:value-type="float">
            <text:p>50</text:p>
          </table:table-cell>
          <table:table-cell table:formula="of:=IF([.B16]&gt;100;1;[.B16]/100)"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table:formula="of:=IF([.D16]&gt;100;1;[.D16]/100)" office:value-type="float" office:value="1" calcext:value-type="float">
            <text:p>1</text:p>
          </table:table-cell>
          <table:table-cell table:formula="of:=MAX([.C16];[.E16])" office:value-type="float" office:value="1" calcext:value-type="float">
            <text:p>1</text:p>
          </table:table-cell>
          <table:table-cell table:formula="of:=IF([.B16]&gt;[.D16];[.A16]; 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H16]&gt;100;1;[.H16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6];[.K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4" calcext:value-type="float">
            <text:p>14</text:p>
          </table:table-cell>
          <table:table-cell table:formula="of:=IF([.B17]&gt;100;1;[.B17]/1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IF([.D17]&gt;100;1;[.D17]/100)" office:value-type="float" office:value="0.05" calcext:value-type="float">
            <text:p>0.05</text:p>
          </table:table-cell>
          <table:table-cell table:formula="of:=MAX([.C17];[.E17])" office:value-type="float" office:value="0.14" calcext:value-type="float">
            <text:p>0.14</text:p>
          </table:table-cell>
          <table:table-cell table:formula="of:=IF([.B17]&gt;[.D17];[.A17]; &quot;&quot;)" office:value-type="string" office:string-value="ADDI" calcext:value-type="string">
            <text:p>ADDI</text:p>
          </table:table-cell>
          <table:table-cell office:value-type="float" office:value="14" calcext:value-type="float">
            <text:p>14</text:p>
          </table:table-cell>
          <table:table-cell table:formula="of:=IF([.H17]&gt;100;1;[.H17]/100)" office:value-type="float" office:value="0.14" calcext:value-type="float">
            <text:p>0.14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table:formula="of:=MAX([.I17];[.K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74" calcext:value-type="float">
            <text:p>74</text:p>
          </table:table-cell>
          <table:table-cell table:formula="of:=IF([.B18]&gt;100;1;[.B18]/100)" office:value-type="float" office:value="0.74" calcext:value-type="float">
            <text:p>0.74</text:p>
          </table:table-cell>
          <table:table-cell office:value-type="float" office:value="500" calcext:value-type="float">
            <text:p>500</text:p>
          </table:table-cell>
          <table:table-cell table:formula="of:=IF([.D18]&gt;100;1;[.D18]/100)" office:value-type="float" office:value="1" calcext:value-type="float">
            <text:p>1</text:p>
          </table:table-cell>
          <table:table-cell table:formula="of:=MAX([.C18];[.E18])" office:value-type="float" office:value="1" calcext:value-type="float">
            <text:p>1</text:p>
          </table:table-cell>
          <table:table-cell table:formula="of:=IF([.B18]&gt;[.D18];[.A18]; &quot;&quot;)">
            <text:p/>
          </table:table-cell>
          <table:table-cell office:value-type="float" office:value="157" calcext:value-type="float">
            <text:p>157</text:p>
          </table:table-cell>
          <table:table-cell table:formula="of:=IF([.H18]&gt;100;1;[.H18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8];[.K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17" calcext:value-type="float">
            <text:p>17</text:p>
          </table:table-cell>
          <table:table-cell table:formula="of:=IF([.B19]&gt;100;1;[.B19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19]&gt;100;1;[.D19]/100)" office:value-type="float" office:value="1" calcext:value-type="float">
            <text:p>1</text:p>
          </table:table-cell>
          <table:table-cell table:formula="of:=MAX([.C19];[.E19])" office:value-type="float" office:value="1" calcext:value-type="float">
            <text:p>1</text:p>
          </table:table-cell>
          <table:table-cell table:formula="of:=IF([.B19]&gt;[.D19];[.A19]; &quot;&quot;)">
            <text:p/>
          </table:table-cell>
          <table:table-cell office:value-type="float" office:value="23" calcext:value-type="float">
            <text:p>23</text:p>
          </table:table-cell>
          <table:table-cell table:formula="of:=IF([.H19]&gt;100;1;[.H19]/100)" office:value-type="float" office:value="0.23" calcext:value-type="float">
            <text:p>0.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19];[.K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7" calcext:value-type="float">
            <text:p>17</text:p>
          </table:table-cell>
          <table:table-cell table:formula="of:=IF([.B20]&gt;100;1;[.B20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20]&gt;100;1;[.D20]/100)" office:value-type="float" office:value="1" calcext:value-type="float">
            <text:p>1</text:p>
          </table:table-cell>
          <table:table-cell table:formula="of:=MAX([.C20];[.E20])" office:value-type="float" office:value="1" calcext:value-type="float">
            <text:p>1</text:p>
          </table:table-cell>
          <table:table-cell table:formula="of:=IF([.B20]&gt;[.D20];[.A20]; &quot;&quot;)">
            <text:p/>
          </table:table-cell>
          <table:table-cell office:value-type="float" office:value="23" calcext:value-type="float">
            <text:p>23</text:p>
          </table:table-cell>
          <table:table-cell table:formula="of:=IF([.H20]&gt;100;1;[.H20]/100)" office:value-type="float" office:value="0.23" calcext:value-type="float">
            <text:p>0.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0];[.K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4" calcext:value-type="float">
            <text:p>14</text:p>
          </table:table-cell>
          <table:table-cell table:formula="of:=IF([.B21]&gt;100;1;[.B21]/100)" office:value-type="float" office:value="0.14" calcext:value-type="float">
            <text:p>0.14</text:p>
          </table:table-cell>
          <table:table-cell office:value-type="float" office:value="500" calcext:value-type="float">
            <text:p>500</text:p>
          </table:table-cell>
          <table:table-cell table:formula="of:=IF([.D21]&gt;100;1;[.D21]/100)" office:value-type="float" office:value="1" calcext:value-type="float">
            <text:p>1</text:p>
          </table:table-cell>
          <table:table-cell table:formula="of:=MAX([.C21];[.E21])" office:value-type="float" office:value="1" calcext:value-type="float">
            <text:p>1</text:p>
          </table:table-cell>
          <table:table-cell table:formula="of:=IF([.B21]&gt;[.D21];[.A21]; &quot;&quot;)">
            <text:p/>
          </table:table-cell>
          <table:table-cell office:value-type="float" office:value="17" calcext:value-type="float">
            <text:p>17</text:p>
          </table:table-cell>
          <table:table-cell table:formula="of:=IF([.H21]&gt;100;1;[.H21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1];[.K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5" calcext:value-type="float">
            <text:p>15</text:p>
          </table:table-cell>
          <table:table-cell table:formula="of:=IF([.B22]&gt;100;1;[.B22]/100)"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table:formula="of:=IF([.D22]&gt;100;1;[.D22]/100)" office:value-type="float" office:value="0.05" calcext:value-type="float">
            <text:p>0.05</text:p>
          </table:table-cell>
          <table:table-cell table:formula="of:=MAX([.C22];[.E22])" office:value-type="float" office:value="0.15" calcext:value-type="float">
            <text:p>0.15</text:p>
          </table:table-cell>
          <table:table-cell table:formula="of:=IF([.B22]&gt;[.D22];[.A22]; &quot;&quot;)" office:value-type="string" office:string-value="XOR" calcext:value-type="string">
            <text:p>XOR</text:p>
          </table:table-cell>
          <table:table-cell office:value-type="float" office:value="16" calcext:value-type="float">
            <text:p>16</text:p>
          </table:table-cell>
          <table:table-cell table:formula="of:=IF([.H22]&gt;100;1;[.H22]/100)"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table:formula="of:=[.J22]/100" office:value-type="float" office:value="0.06" calcext:value-type="float">
            <text:p>0.06</text:p>
          </table:table-cell>
          <table:table-cell table:formula="of:=MAX([.I22];[.K22]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23" calcext:value-type="float">
            <text:p>23</text:p>
          </table:table-cell>
          <table:table-cell table:formula="of:=IF([.B23]&gt;100;1;[.B23]/100)" office:value-type="float" office:value="0.23" calcext:value-type="float">
            <text:p>0.23</text:p>
          </table:table-cell>
          <table:table-cell office:value-type="float" office:value="25" calcext:value-type="float">
            <text:p>25</text:p>
          </table:table-cell>
          <table:table-cell table:formula="of:=IF([.D23]&gt;100;1;[.D23]/100)" office:value-type="float" office:value="0.25" calcext:value-type="float">
            <text:p>0.25</text:p>
          </table:table-cell>
          <table:table-cell table:formula="of:=MAX([.C23];[.E23])" office:value-type="float" office:value="0.25" calcext:value-type="float">
            <text:p>0.25</text:p>
          </table:table-cell>
          <table:table-cell table:formula="of:=IF([.B23]&gt;[.D23];[.A23]; &quot;&quot;)">
            <text:p/>
          </table:table-cell>
          <table:table-cell office:value-type="float" office:value="29" calcext:value-type="float">
            <text:p>29</text:p>
          </table:table-cell>
          <table:table-cell table:formula="of:=IF([.H23]&gt;100;1;[.H23]/100)" office:value-type="float" office:value="0.29" calcext:value-type="float">
            <text:p>0.29</text:p>
          </table:table-cell>
          <table:table-cell office:value-type="float" office:value="35" calcext:value-type="float">
            <text:p>35</text:p>
          </table:table-cell>
          <table:table-cell table:formula="of:=[.J23]/100" office:value-type="float" office:value="0.35" calcext:value-type="float">
            <text:p>0.35</text:p>
          </table:table-cell>
          <table:table-cell table:formula="of:=MAX([.I23];[.K23]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71" calcext:value-type="float">
            <text:p>71</text:p>
          </table:table-cell>
          <table:table-cell table:formula="of:=IF([.B24]&gt;100;1;[.B24]/100)" office:value-type="float" office:value="0.71" calcext:value-type="float">
            <text:p>0.71</text:p>
          </table:table-cell>
          <table:table-cell office:value-type="float" office:value="500" calcext:value-type="float">
            <text:p>500</text:p>
          </table:table-cell>
          <table:table-cell table:formula="of:=IF([.D24]&gt;100;1;[.D24]/100)" office:value-type="float" office:value="1" calcext:value-type="float">
            <text:p>1</text:p>
          </table:table-cell>
          <table:table-cell table:formula="of:=MAX([.C24];[.E24])" office:value-type="float" office:value="1" calcext:value-type="float">
            <text:p>1</text:p>
          </table:table-cell>
          <table:table-cell table:formula="of:=IF([.B24]&gt;[.D24];[.A24]; &quot;&quot;)">
            <text:p/>
          </table:table-cell>
          <table:table-cell office:value-type="float" office:value="146" calcext:value-type="float">
            <text:p>146</text:p>
          </table:table-cell>
          <table:table-cell table:formula="of:=IF([.H24]&gt;100;1;[.H24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4];[.K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table:formula="of:=IF([.B25]&gt;100;1;[.B25]/1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formula="of:=IF([.D25]&gt;100;1;[.D25]/100)" office:value-type="float" office:value="0.05" calcext:value-type="float">
            <text:p>0.05</text:p>
          </table:table-cell>
          <table:table-cell table:formula="of:=MAX([.C25];[.E25])" office:value-type="float" office:value="0.16" calcext:value-type="float">
            <text:p>0.16</text:p>
          </table:table-cell>
          <table:table-cell table:formula="of:=IF([.B25]&gt;[.D25];[.A25]; &quot;&quot;)" office:value-type="string" office:string-value="ADD" calcext:value-type="string">
            <text:p>ADD</text:p>
          </table:table-cell>
          <table:table-cell office:value-type="float" office:value="22" calcext:value-type="float">
            <text:p>22</text:p>
          </table:table-cell>
          <table:table-cell table:formula="of:=IF([.H25]&gt;100;1;[.H25]/100)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formula="of:=[.J25]/100" office:value-type="float" office:value="0.05" calcext:value-type="float">
            <text:p>0.05</text:p>
          </table:table-cell>
          <table:table-cell table:formula="of:=MAX([.I25];[.K25]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8" calcext:value-type="float">
            <text:p>18</text:p>
          </table:table-cell>
          <table:table-cell table:formula="of:=IF([.B26]&gt;100;1;[.B26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26]&gt;100;1;[.D26]/100)" office:value-type="float" office:value="1" calcext:value-type="float">
            <text:p>1</text:p>
          </table:table-cell>
          <table:table-cell table:formula="of:=MAX([.C26];[.E26])" office:value-type="float" office:value="1" calcext:value-type="float">
            <text:p>1</text:p>
          </table:table-cell>
          <table:table-cell table:formula="of:=IF([.B26]&gt;[.D26];[.A26]; &quot;&quot;)">
            <text:p/>
          </table:table-cell>
          <table:table-cell office:value-type="float" office:value="24" calcext:value-type="float">
            <text:p>24</text:p>
          </table:table-cell>
          <table:table-cell table:formula="of:=IF([.H26]&gt;100;1;[.H26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6];[.K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21" calcext:value-type="float">
            <text:p>21</text:p>
          </table:table-cell>
          <table:table-cell table:formula="of:=IF([.B27]&gt;100;1;[.B27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table:formula="of:=IF([.D27]&gt;100;1;[.D27]/100)" office:value-type="float" office:value="1" calcext:value-type="float">
            <text:p>1</text:p>
          </table:table-cell>
          <table:table-cell table:formula="of:=MAX([.C27];[.E27])" office:value-type="float" office:value="1" calcext:value-type="float">
            <text:p>1</text:p>
          </table:table-cell>
          <table:table-cell table:formula="of:=IF([.B27]&gt;[.D27];[.A27]; &quot;&quot;)">
            <text:p/>
          </table:table-cell>
          <table:table-cell office:value-type="float" office:value="31" calcext:value-type="float">
            <text:p>31</text:p>
          </table:table-cell>
          <table:table-cell table:formula="of:=IF([.H27]&gt;100;1;[.H27]/100)" office:value-type="float" office:value="0.31" calcext:value-type="float">
            <text:p>0.3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7];[.K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26" calcext:value-type="float">
            <text:p>26</text:p>
          </table:table-cell>
          <table:table-cell table:formula="of:=IF([.B28]&gt;100;1;[.B28]/100)" office:value-type="float" office:value="0.26" calcext:value-type="float">
            <text:p>0.26</text:p>
          </table:table-cell>
          <table:table-cell office:value-type="float" office:value="25" calcext:value-type="float">
            <text:p>25</text:p>
          </table:table-cell>
          <table:table-cell table:formula="of:=IF([.D28]&gt;100;1;[.D28]/100)" office:value-type="float" office:value="0.25" calcext:value-type="float">
            <text:p>0.25</text:p>
          </table:table-cell>
          <table:table-cell table:formula="of:=MAX([.C28];[.E28])" office:value-type="float" office:value="0.26" calcext:value-type="float">
            <text:p>0.26</text:p>
          </table:table-cell>
          <table:table-cell table:formula="of:=IF([.B28]&gt;[.D28];[.A28]; &quot;&quot;)" office:value-type="string" office:string-value="LW" calcext:value-type="string">
            <text:p>LW</text:p>
          </table:table-cell>
          <table:table-cell office:value-type="float" office:value="34" calcext:value-type="float">
            <text:p>34</text:p>
          </table:table-cell>
          <table:table-cell table:formula="of:=IF([.H28]&gt;100;1;[.H28]/100)" office:value-type="float" office:value="0.34" calcext:value-type="float">
            <text:p>0.34</text:p>
          </table:table-cell>
          <table:table-cell office:value-type="float" office:value="35" calcext:value-type="float">
            <text:p>35</text:p>
          </table:table-cell>
          <table:table-cell table:formula="of:=[.J28]/100" office:value-type="float" office:value="0.35" calcext:value-type="float">
            <text:p>0.35</text:p>
          </table:table-cell>
          <table:table-cell table:formula="of:=MAX([.I28];[.K28]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SLTIU</text:p>
          </table:table-cell>
          <table:table-cell office:value-type="float" office:value="106" calcext:value-type="float">
            <text:p>106</text:p>
          </table:table-cell>
          <table:table-cell table:formula="of:=IF([.B29]&gt;100;1;[.B29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29]&gt;100;1;[.D29]/100)" office:value-type="float" office:value="1" calcext:value-type="float">
            <text:p>1</text:p>
          </table:table-cell>
          <table:table-cell table:formula="of:=MAX([.C29];[.E29])" office:value-type="float" office:value="1" calcext:value-type="float">
            <text:p>1</text:p>
          </table:table-cell>
          <table:table-cell table:formula="of:=IF([.B29]&gt;[.D29];[.A29]; &quot;&quot;)">
            <text:p/>
          </table:table-cell>
          <table:table-cell office:value-type="float" office:value="216" calcext:value-type="float">
            <text:p>216</text:p>
          </table:table-cell>
          <table:table-cell table:formula="of:=IF([.H29]&gt;100;1;[.H29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29];[.K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26" calcext:value-type="float">
            <text:p>26</text:p>
          </table:table-cell>
          <table:table-cell table:formula="of:=IF([.B30]&gt;100;1;[.B30]/100)" office:value-type="float" office:value="0.26" calcext:value-type="float">
            <text:p>0.26</text:p>
          </table:table-cell>
          <table:table-cell office:value-type="float" office:value="25" calcext:value-type="float">
            <text:p>25</text:p>
          </table:table-cell>
          <table:table-cell table:formula="of:=IF([.D30]&gt;100;1;[.D30]/100)" office:value-type="float" office:value="0.25" calcext:value-type="float">
            <text:p>0.25</text:p>
          </table:table-cell>
          <table:table-cell table:formula="of:=MAX([.C30];[.E30])" office:value-type="float" office:value="0.26" calcext:value-type="float">
            <text:p>0.26</text:p>
          </table:table-cell>
          <table:table-cell table:formula="of:=IF([.B30]&gt;[.D30];[.A30]; &quot;&quot;)" office:value-type="string" office:string-value="LH" calcext:value-type="string">
            <text:p>LH</text:p>
          </table:table-cell>
          <table:table-cell office:value-type="float" office:value="35" calcext:value-type="float">
            <text:p>35</text:p>
          </table:table-cell>
          <table:table-cell table:formula="of:=IF([.H30]&gt;100;1;[.H30]/100)" office:value-type="float" office:value="0.35" calcext:value-type="float">
            <text:p>0.35</text:p>
          </table:table-cell>
          <table:table-cell office:value-type="float" office:value="35" calcext:value-type="float">
            <text:p>35</text:p>
          </table:table-cell>
          <table:table-cell table:formula="of:=[.J30]/100" office:value-type="float" office:value="0.35" calcext:value-type="float">
            <text:p>0.35</text:p>
          </table:table-cell>
          <table:table-cell table:formula="of:=MAX([.I30];[.K30]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5" calcext:value-type="float">
            <text:p>15</text:p>
          </table:table-cell>
          <table:table-cell table:formula="of:=IF([.B31]&gt;100;1;[.B31]/100)"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table:formula="of:=IF([.D31]&gt;100;1;[.D31]/100)" office:value-type="float" office:value="0.05" calcext:value-type="float">
            <text:p>0.05</text:p>
          </table:table-cell>
          <table:table-cell table:formula="of:=MAX([.C31];[.E31])" office:value-type="float" office:value="0.15" calcext:value-type="float">
            <text:p>0.15</text:p>
          </table:table-cell>
          <table:table-cell table:formula="of:=IF([.B31]&gt;[.D31];[.A31]; &quot;&quot;)" office:value-type="string" office:string-value="OR" calcext:value-type="string">
            <text:p>OR</text:p>
          </table:table-cell>
          <table:table-cell office:value-type="float" office:value="21" calcext:value-type="float">
            <text:p>21</text:p>
          </table:table-cell>
          <table:table-cell table:formula="of:=IF([.H31]&gt;100;1;[.H31]/100)" office:value-type="float" office:value="0.21" calcext:value-type="float">
            <text:p>0.21</text:p>
          </table:table-cell>
          <table:table-cell office:value-type="float" office:value="3920" calcext:value-type="float">
            <text:p>3920</text:p>
          </table:table-cell>
          <table:table-cell office:value-type="float" office:value="1" calcext:value-type="float">
            <text:p>1</text:p>
          </table:table-cell>
          <table:table-cell table:formula="of:=MAX([.I31];[.K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24" calcext:value-type="float">
            <text:p>24</text:p>
          </table:table-cell>
          <table:table-cell table:formula="of:=IF([.B32]&gt;100;1;[.B32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table:formula="of:=IF([.D32]&gt;100;1;[.D32]/100)" office:value-type="float" office:value="1" calcext:value-type="float">
            <text:p>1</text:p>
          </table:table-cell>
          <table:table-cell table:formula="of:=MAX([.C32];[.E32])" office:value-type="float" office:value="1" calcext:value-type="float">
            <text:p>1</text:p>
          </table:table-cell>
          <table:table-cell table:formula="of:=IF([.B32]&gt;[.D32];[.A32]; &quot;&quot;)">
            <text:p/>
          </table:table-cell>
          <table:table-cell office:value-type="float" office:value="38" calcext:value-type="float">
            <text:p>38</text:p>
          </table:table-cell>
          <table:table-cell table:formula="of:=IF([.H32]&gt;100;1;[.H32]/100)" office:value-type="float" office:value="0.38" calcext:value-type="float">
            <text:p>0.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32];[.K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office:value-type="float" office:value="111" calcext:value-type="float">
            <text:p>111</text:p>
          </table:table-cell>
          <table:table-cell table:formula="of:=IF([.B33]&gt;100;1;[.B33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33]&gt;100;1;[.D33]/100)" office:value-type="float" office:value="1" calcext:value-type="float">
            <text:p>1</text:p>
          </table:table-cell>
          <table:table-cell table:formula="of:=MAX([.C33];[.E33])" office:value-type="float" office:value="1" calcext:value-type="float">
            <text:p>1</text:p>
          </table:table-cell>
          <table:table-cell table:formula="of:=IF([.B33]&gt;[.D33];[.A33]; &quot;&quot;)">
            <text:p/>
          </table:table-cell>
          <table:table-cell office:value-type="float" office:value="209" calcext:value-type="float">
            <text:p>209</text:p>
          </table:table-cell>
          <table:table-cell table:formula="of:=IF([.H33]&gt;100;1;[.H33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33];[.K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17" calcext:value-type="float">
            <text:p>17</text:p>
          </table:table-cell>
          <table:table-cell table:formula="of:=IF([.B34]&gt;100;1;[.B34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34]&gt;100;1;[.D34]/100)" office:value-type="float" office:value="1" calcext:value-type="float">
            <text:p>1</text:p>
          </table:table-cell>
          <table:table-cell table:formula="of:=MAX([.C34];[.E34])" office:value-type="float" office:value="1" calcext:value-type="float">
            <text:p>1</text:p>
          </table:table-cell>
          <table:table-cell table:formula="of:=IF([.B34]&gt;[.D34];[.A34]; 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H34]&gt;100;1;[.H34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34];[.K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6" calcext:value-type="float">
            <text:p>16</text:p>
          </table:table-cell>
          <table:table-cell table:formula="of:=IF([.B35]&gt;100;1;[.B35]/1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formula="of:=IF([.D35]&gt;100;1;[.D35]/100)" office:value-type="float" office:value="0.05" calcext:value-type="float">
            <text:p>0.05</text:p>
          </table:table-cell>
          <table:table-cell table:formula="of:=MAX([.C35];[.E35])" office:value-type="float" office:value="0.16" calcext:value-type="float">
            <text:p>0.16</text:p>
          </table:table-cell>
          <table:table-cell table:formula="of:=IF([.B35]&gt;[.D35];[.A35]; &quot;&quot;)" office:value-type="string" office:string-value="SRAI" calcext:value-type="string">
            <text:p>SRAI</text:p>
          </table:table-cell>
          <table:table-cell office:value-type="float" office:value="18" calcext:value-type="float">
            <text:p>18</text:p>
          </table:table-cell>
          <table:table-cell table:formula="of:=IF([.H35]&gt;100;1;[.H35]/100)" office:value-type="float" office:value="0.18" calcext:value-type="float">
            <text:p>0.18</text:p>
          </table:table-cell>
          <table:table-cell office:value-type="float" office:value="18566" calcext:value-type="float">
            <text:p>18566</text:p>
          </table:table-cell>
          <table:table-cell office:value-type="float" office:value="1" calcext:value-type="float">
            <text:p>1</text:p>
          </table:table-cell>
          <table:table-cell table:formula="of:=MAX([.I35];[.K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21" calcext:value-type="float">
            <text:p>21</text:p>
          </table:table-cell>
          <table:table-cell table:formula="of:=IF([.B36]&gt;100;1;[.B36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table:formula="of:=IF([.D36]&gt;100;1;[.D36]/100)" office:value-type="float" office:value="1" calcext:value-type="float">
            <text:p>1</text:p>
          </table:table-cell>
          <table:table-cell table:formula="of:=MAX([.C36];[.E36])" office:value-type="float" office:value="1" calcext:value-type="float">
            <text:p>1</text:p>
          </table:table-cell>
          <table:table-cell table:formula="of:=IF([.B36]&gt;[.D36];[.A36]; &quot;&quot;)">
            <text:p/>
          </table:table-cell>
          <table:table-cell office:value-type="float" office:value="37" calcext:value-type="float">
            <text:p>37</text:p>
          </table:table-cell>
          <table:table-cell table:formula="of:=IF([.H36]&gt;100;1;[.H36]/100)" office:value-type="float" office:value="0.37" calcext:value-type="float">
            <text:p>0.3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MAX([.I36];[.K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HU</text:p>
          </table:table-cell>
          <table:table-cell office:value-type="float" office:value="25" calcext:value-type="float">
            <text:p>25</text:p>
          </table:table-cell>
          <table:table-cell table:formula="of:=IF([.B37]&gt;100;1;[.B37]/100)"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table:formula="of:=IF([.D37]&gt;100;1;[.D37]/100)" office:value-type="float" office:value="0.25" calcext:value-type="float">
            <text:p>0.25</text:p>
          </table:table-cell>
          <table:table-cell table:formula="of:=MAX([.C37];[.E37])" office:value-type="float" office:value="0.25" calcext:value-type="float">
            <text:p>0.25</text:p>
          </table:table-cell>
          <table:table-cell table:formula="of:=IF([.B37]&gt;[.D37];[.A37]; &quot;&quot;)">
            <text:p/>
          </table:table-cell>
          <table:table-cell office:value-type="float" office:value="35" calcext:value-type="float">
            <text:p>35</text:p>
          </table:table-cell>
          <table:table-cell table:formula="of:=IF([.H37]&gt;100;1;[.H37]/100)" office:value-type="float" office:value="0.35" calcext:value-type="float">
            <text:p>0.35</text:p>
          </table:table-cell>
          <table:table-cell office:value-type="float" office:value="35" calcext:value-type="float">
            <text:p>35</text:p>
          </table:table-cell>
          <table:table-cell table:formula="of:=[.J37]/100" office:value-type="float" office:value="0.35" calcext:value-type="float">
            <text:p>0.35</text:p>
          </table:table-cell>
          <table:table-cell table:formula="of:=MAX([.I37];[.K37]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0" calcext:value-type="float">
            <text:p>20</text:p>
          </table:table-cell>
          <table:table-cell table:formula="of:=IF([.B38]&gt;100;1;[.B38]/100)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formula="of:=IF([.D38]&gt;100;1;[.D38]/100)" office:value-type="float" office:value="0.05" calcext:value-type="float">
            <text:p>0.05</text:p>
          </table:table-cell>
          <table:table-cell table:formula="of:=MAX([.C38];[.E38])" office:value-type="float" office:value="0.2" calcext:value-type="float">
            <text:p>0.2</text:p>
          </table:table-cell>
          <table:table-cell table:formula="of:=IF([.B38]&gt;[.D38];[.A38]; &quot;&quot;)" office:value-type="string" office:string-value="SUB" calcext:value-type="string">
            <text:p>SUB</text:p>
          </table:table-cell>
          <table:table-cell office:value-type="float" office:value="33" calcext:value-type="float">
            <text:p>33</text:p>
          </table:table-cell>
          <table:table-cell table:formula="of:=IF([.H38]&gt;100;1;[.H38]/100)" office:value-type="float" office:value="0.33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table:formula="of:=[.J38]/100" office:value-type="float" office:value="0.05" calcext:value-type="float">
            <text:p>0.05</text:p>
          </table:table-cell>
          <table:table-cell table:formula="of:=MAX([.I38];[.K38])" office:value-type="float" office:value="0.33" calcext:value-type="float">
            <text:p>0.33</text:p>
          </table:table-cell>
        </table:table-row>
        <table:table-row table:style-name="ro1">
          <table:table-cell table:number-columns-repeated="2"/>
          <table:table-cell table:formula="of:=AVERAGE([.C2:.C38])" office:value-type="float" office:value="0.29027027027027" calcext:value-type="float">
            <text:p>0.29027027027027</text:p>
          </table:table-cell>
          <table:table-cell/>
          <table:table-cell table:formula="of:=AVERAGE([.E2:.E38])" office:value-type="float" office:value="0.643243243243243" calcext:value-type="float">
            <text:p>0.643243243243243</text:p>
          </table:table-cell>
          <table:table-cell table:formula="of:=AVERAGE([.F2:.F38])" office:value-type="float" office:value="0.666486486486487" calcext:value-type="float">
            <text:p>0.666486486486487</text:p>
          </table:table-cell>
          <table:table-cell table:number-columns-repeated="2"/>
          <table:table-cell table:formula="of:=AVERAGE([.I2:.I38])" office:value-type="float" office:value="0.377837837837838" calcext:value-type="float">
            <text:p>0.377837837837838</text:p>
          </table:table-cell>
          <table:table-cell/>
          <table:table-cell table:formula="of:=AVERAGE([.K2:.K38])" office:value-type="float" office:value="0.739189189189189" calcext:value-type="float">
            <text:p>0.739189189189189</text:p>
          </table:table-cell>
          <table:table-cell table:formula="of:=AVERAGE([.L2:.L38])" office:value-type="float" office:value="0.759189189189189" calcext:value-type="float">
            <text:p>0.759189189189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22:32:39.205150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2:55:42.362063492</meta:creation-date>
    <dc:date>2020-04-16T22:43:59.963985660</dc:date>
    <meta:editing-duration>PT1H46M</meta:editing-duration>
    <meta:editing-cycles>19</meta:editing-cycles>
    <meta:generator>LibreOffice/6.0.7.3$Linux_X86_64 LibreOffice_project/00m0$Build-3</meta:generator>
    <meta:document-statistic meta:table-count="2" meta:cell-count="605" meta:object-count="0"/>
  </office:meta>
</office:document-meta>
</file>